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hakra Petch" svg:font-family="'Chakra Petch', sans-serif"/>
    <style:font-face style:name="Lohit Devanagari1" svg:font-family="'Lohit Devanagari'"/>
    <style:font-face style:name="PT Sans" svg:font-family="'PT Sans', 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9.58cm" table:align="left"/>
    </style:style>
    <style:style style:name="Таблица1.A" style:family="table-column">
      <style:table-column-properties style:column-width="3.69cm"/>
    </style:style>
    <style:style style:name="Таблица1.B" style:family="table-column">
      <style:table-column-properties style:column-width="1.466cm"/>
    </style:style>
    <style:style style:name="Таблица1.E" style:family="table-column">
      <style:table-column-properties style:column-width="1.492cm"/>
    </style:style>
    <style:style style:name="Таблица1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1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1.A10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1.B10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2" style:family="table">
      <style:table-properties style:width="10.119cm" table:align="left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1.281cm"/>
    </style:style>
    <style:style style:name="Таблица2.F" style:family="table-column">
      <style:table-column-properties style:column-width="1.307cm"/>
    </style:style>
    <style:style style:name="Таблица2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2.B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2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2.A10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2.B10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128cm"/>
    </style:style>
    <style:style style:name="Таблица3.B" style:family="table-column">
      <style:table-column-properties style:column-width="1.466cm"/>
    </style:style>
    <style:style style:name="Таблица3.C" style:family="table-column">
      <style:table-column-properties style:column-width="4.143cm"/>
    </style:style>
    <style:style style:name="Таблица3.D" style:family="table-column">
      <style:table-column-properties style:column-width="1.677cm"/>
    </style:style>
    <style:style style:name="Таблица3.E" style:family="table-column">
      <style:table-column-properties style:column-width="5.586cm"/>
    </style:style>
    <style:style style:name="Таблица3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3.B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Таблица3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3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3.A6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3.B6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4" style:family="table">
      <style:table-properties style:width="14.288cm" table:align="left"/>
    </style:style>
    <style:style style:name="Таблица4.A" style:family="table-column">
      <style:table-column-properties style:column-width="9.454cm"/>
    </style:style>
    <style:style style:name="Таблица4.B" style:family="table-column">
      <style:table-column-properties style:column-width="4.833cm"/>
    </style:style>
    <style:style style:name="Таблица4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4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4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4.A7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4.B7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5" style:family="table">
      <style:table-properties style:width="7.091cm" table:align="left"/>
    </style:style>
    <style:style style:name="Таблица5.A" style:family="table-column">
      <style:table-column-properties style:column-width="5.292cm"/>
    </style:style>
    <style:style style:name="Таблица5.B" style:family="table-column">
      <style:table-column-properties style:column-width="1.799cm"/>
    </style:style>
    <style:style style:name="Таблица5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5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5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5.A9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5.B9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officeooo:paragraph-rsid="00132892"/>
    </style:style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>
      <style:text-properties officeooo:paragraph-rsid="00114fff"/>
    </style:style>
    <style:style style:name="P6" style:family="paragraph" style:parent-style-name="Text_20_body" style:list-style-name="L10">
      <style:text-properties officeooo:rsid="00114fff" officeooo:paragraph-rsid="00114fff"/>
    </style:style>
    <style:style style:name="P7" style:family="paragraph" style:parent-style-name="Text_20_body" style:list-style-name="L10">
      <style:text-properties officeooo:paragraph-rsid="00114fff"/>
    </style:style>
    <style:style style:name="P8" style:family="paragraph" style:parent-style-name="Text_20_body" style:list-style-name="L10">
      <style:text-properties officeooo:rsid="0012200b" officeooo:paragraph-rsid="0012200b"/>
    </style:style>
    <style:style style:name="P9" style:family="paragraph" style:parent-style-name="Text_20_body">
      <style:text-properties officeooo:paragraph-rsid="001cc9d4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14fff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able_20_Contents">
      <style:text-properties officeooo:rsid="001b98bb" officeooo:paragraph-rsid="001b98bb"/>
    </style:style>
    <style:style style:name="P16" style:family="paragraph" style:parent-style-name="Table_20_Contents">
      <style:text-properties fo:font-variant="normal" fo:text-transform="none" fo:color="#222222" style:font-name="arial" fo:font-size="22.5pt" fo:letter-spacing="normal" fo:font-style="normal" fo:font-weight="normal" officeooo:rsid="001b98bb" officeooo:paragraph-rsid="001b98bb"/>
    </style:style>
    <style:style style:name="P17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officeooo:rsid="000f7643"/>
    </style:style>
    <style:style style:name="T2" style:family="text">
      <style:text-properties fo:font-variant="normal" fo:text-transform="none" fo:color="#222222" style:font-name="arial" fo:font-size="22.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22.5pt" fo:letter-spacing="normal" fo:font-style="normal" fo:font-weight="normal" officeooo:rsid="001cc9d4"/>
    </style:style>
    <style:style style:name="T4" style:family="text">
      <style:text-properties officeooo:rsid="00114fff"/>
    </style:style>
    <style:style style:name="T5" style:family="text">
      <style:text-properties officeooo:rsid="0012200b"/>
    </style:style>
    <style:style style:name="T6" style:family="text">
      <style:text-properties officeooo:rsid="00132892"/>
    </style:style>
    <style:style style:name="T7" style:family="text">
      <style:text-properties officeooo:rsid="0013e440"/>
    </style:style>
    <style:style style:name="T8" style:family="text">
      <style:text-properties officeooo:rsid="001459fa"/>
    </style:style>
    <style:style style:name="T9" style:family="text">
      <style:text-properties officeooo:rsid="0016c1e4"/>
    </style:style>
    <style:style style:name="T10" style:family="text">
      <style:text-properties officeooo:rsid="0018b993"/>
    </style:style>
    <style:style style:name="T11" style:family="text">
      <style:text-properties officeooo:rsid="001a97da"/>
    </style:style>
    <style:style style:name="T12" style:family="text">
      <style:text-properties officeooo:rsid="001b98bb"/>
    </style:style>
    <style:style style:name="T13" style:family="text">
      <style:text-properties officeooo:rsid="001cc9d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Краткий инвестиционный меморандум</text:h>
      <text:p text:style-name="Text_20_body">В бизнес-плане мы рассмотрим запуск <text:span text:style-name="T1">браузера</text:span> с полной и актуальной информацией о жизни <text:span text:style-name="T1">проекта</text:span>. <text:span text:style-name="T1">Браузер который управляется мыслью</text:span>, интересен всем в возрасте от <text:span text:style-name="T1">1</text:span>2 до <text:span text:style-name="T1">50</text:span> лет, что обеспечивает постоянный высокий трафик и делает <text:span text:style-name="T1">проект</text:span> востребованным среди рекламодателей.</text:p>
      <text:p text:style-name="Text_20_body">Интернет-реклама на сегодняшний день находится на втором месте по занимаемой доле на рынке в целом и демонстрирует положительную динамику роста, в отличие от других сегментов рекламного рынка.</text:p>
      <text:p text:style-name="P5">Основной источник дохода проекта — продажа рекламы <text:span text:style-name="T4">и устройства для считывания мысли</text:span>.</text:p>
      <text:p text:style-name="Text_20_body">Перечень рекламных продуктов:</text:p>
      <text:list xml:id="list1522398109" text:style-name="L1">
        <text:list-item>
          <text:p text:style-name="P11">Рекламные статьи</text:p>
        </text:list-item>
        <text:list-item>
          <text:p text:style-name="P11">Баннерная реклама</text:p>
        </text:list-item>
        <text:list-item>
          <text:p text:style-name="P12"><text:span text:style-name="T4">таргетированная реклама</text:span></text:p>
        </text:list-item>
        <text:list-item>
          <text:p text:style-name="P1">Размещение компании в справочнике предприятий</text:p>
        </text:list-item>
      </text:list>
      <text:p text:style-name="Text_20_body">Для продвижения проекта среди <text:span text:style-name="T4">людей</text:span> используется разнообразные партнёрские и бартерные программы, онлайн и оффлайн кампании.</text:p>
      <text:p text:style-name="Text_20_body">На запуск проекта и полной подготовки <text:s/>потребуется <text:span text:style-name="T4">пол года</text:span>.</text:p>
      <text:p text:style-name="Text_20_body">Для дальнейшего функционирования проекта необходимо набрать в штат сотрудников по следующим позициям: <text:span text:style-name="T4">front-end, back-end, </text:span>менеджеры по продажам.</text:p>
      <text:p text:style-name="P9">Сумма первоначальных инвестиций — <text:span text:style-name="T2">224 200</text:span><text:span text:style-name="T3">$</text:span>.</text:p>
      <text:p text:style-name="Text_20_body">Точка безубыточности — на 10 месяц.</text:p>
      <text:p text:style-name="Text_20_body">Срок окупаемости — <text:span text:style-name="T13">10</text:span> месяцев</text:p>
      <text:p text:style-name="Text_20_body">Средняя ежемесячная прибыль — <text:span text:style-name="T13">22 420$</text:span>.</text:p>
      <text:h text:style-name="Heading_20_2" text:outline-level="2">2. Описание бизнеса, продукта или услуги</text:h>
      <text:p text:style-name="P5">Концепция — позиционирование себя как <text:span text:style-name="T4">браузера</text:span> с <text:span text:style-name="T4">следующим функционалом:</text:span></text:p>
      <text:list xml:id="list2731304816" text:style-name="L10">
        <text:list-item>
          <text:p text:style-name="P8">EEG считывание нейроимпульсов</text:p>
        </text:list-item>
        <text:list-item>
          <text:p text:style-name="P7"><text:span text:style-name="T4">CPU control</text:span></text:p>
        </text:list-item>
        <text:list-item>
          <text:p text:style-name="P6">RAM control</text:p>
        </text:list-item>
        <text:list-item>
          <text:p text:style-name="P8">IDX news</text:p>
        </text:list-item>
        <text:list-item>
          <text:p text:style-name="P8">URANIUM design(смена темы и самого дизайна)</text:p>
        </text:list-item>
        <text:list-item>
          <text:p text:style-name="P8">Встроенный мессенджер</text:p>
        </text:list-item>
      </text:list>
      <text:p text:style-name="P5"><text:span text:style-name="T4"><text:s/></text:span>Поэтому весь контент направлен <text:span text:style-name="T5">на всех людей</text:span>, тем самым создавая всегда в достаточной степени интересный рекламодателям.</text:p>
      <text:p text:style-name="Text_20_body"><text:soft-page-break/>Подобные проекты интересны и доступны достаточно широкой аудитории пользователей <text:span text:style-name="T5">из-за небольшой цены(браузер - free, thoughD - 400$)</text:span>, во-первых, благодаря высокой динамике развития <text:span text:style-name="T5">инноваций</text:span>, а во-вторых, чёткой и доступной концепции. Преимуществ<text:span text:style-name="T5">ом будет отсутствие конкурентов на данном рынке</text:span>, так как главный язык проекта — <text:span text:style-name="T5">английский</text:span>, что делает <text:span text:style-name="T5">браузер</text:span> доступными для восприятия <text:span text:style-name="T5">50% населения</text:span>.</text:p>
      <text:p text:style-name="Text_20_body">Целевой аудиторией сайта являются молодые, активные пользователи Интернета в возрасте <text:span text:style-name="T5">12</text:span>-<text:span text:style-name="T5">50</text:span> лет. Поскольку качественный, <text:span text:style-name="T6">быстрый поиск и не только </text:span>востребован как женщинами, так и мужчинами, доля женской и мужской аудитории не имеет диспропорций и практически одинакова.</text:p>
      <text:p text:style-name="Text_20_body">Источник дохода — продажа «комплекта» реклам<text:span text:style-name="T6">ы и</text:span> продуктов.</text:p>
      <text:p text:style-name="Text_20_body"><text:span text:style-name="Strong_20_Emphasis">Баннерная реклама</text:span></text:p>
      <text:p text:style-name="Text_20_body">Баннерная реклама — это анимационная рекламная картинка с информацией о компании клиента, при нажатии на которую пользователь переходит на официальный сайт клиента.</text:p>
      <text:p text:style-name="Text_20_body">Цель баннера — привлечь потенциальных клиентов и повысить узнаваемость и популярность бренда за счёт визуализации и «продающего» текста.</text:p>
      <text:p text:style-name="Text_20_body">Баннерная реклама нужна для оповещения широкой аудитории об акциях, товарах и услугах компании клиента и привлечения потенциальных клиентов, для дополнительного пиара и информирования.</text:p>
      <text:p text:style-name="Text_20_body">Преимущества баннерной рекламы:</text:p>
      <text:list xml:id="list1153340833" text:style-name="L3">
        <text:list-item>
          <text:p text:style-name="P13">Имиджевая реклама,</text:p>
        </text:list-item>
        <text:list-item>
          <text:p text:style-name="P13">Привлечение широкой аудитории в короткие сроки,</text:p>
        </text:list-item>
        <text:list-item>
          <text:p text:style-name="P13">Получение моментального отклика для объявления клиента,</text:p>
        </text:list-item>
        <text:list-item>
          <text:p text:style-name="P13">Предоставление статистики кликов и показов клиенту,</text:p>
        </text:list-item>
        <text:list-item>
          <text:p text:style-name="P13">Оперативность внесения исправлений в рекламный макет,</text:p>
        </text:list-item>
        <text:list-item>
          <text:p text:style-name="P13">Увеличение трафика на сайт клиента,</text:p>
        </text:list-item>
        <text:list-item>
          <text:p text:style-name="P2">Получение таргетированной рекламной аудитории.</text:p>
        </text:list-item>
      </text:list>
      <text:h text:style-name="Heading_20_2" text:outline-level="2">3. Описание рынка сбыта</text:h>
      <text:p text:style-name="Text_20_body">По данным аналитиков, в 2012 году объём рынка рекламы оценивался в 8,76 миллиарда долларов, тогда как по итогам 2013 года более чем удвоился. В 2014 он в итоге может добиться 31,45 миллиарда долларов — на 75% больше, чем годом ранее — и составить почти четверть всего рынка digital-рекламы, а к 201<text:span text:style-name="T7">9</text:span> году достичь отметки в 94,9 миллиарда долларов, прогнозируют в eMarketer. Однако темпы роста рынка будут неизбежно снижаться — с почти 120% в 2012 году до 22% в 201<text:span text:style-name="T7">9 </text:span>году.</text:p>
      <text:p text:style-name="Text_20_body">Ассоциация коммуникационных агентств России (АКАР) подсчитала, что по итогам первого квартала 2014 г. российский рынок рекламы вырос на 9% — до 77 млрд. руб. без НДС. При этом все сегмент, кроме рекламы в печатных СМИ, продемонстрировали рост.</text:p>
      <text:p text:style-name="Text_20_body">Интернет стал вторым (после телевизионной рекламы) по величине сегментом рекламного рынка: его объём по итогам первого квартала вырос на 25% — до 16,6 млрд. руб.</text:p>
      <text:p text:style-name="Text_20_body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ext:soft-page-break/>
        <table:table-row>
          <table:table-cell table:style-name="Таблица1.A1" office:value-type="string">
            <text:p text:style-name="P17"><text:span text:style-name="Strong_20_Emphasis">Сегменты рынка</text:span></text:p>
          </table:table-cell>
          <table:table-cell table:style-name="Таблица1.B1" office:value-type="string">
            <text:p text:style-name="P17"><text:span text:style-name="Strong_20_Emphasis">2010</text:span></text:p>
          </table:table-cell>
          <table:table-cell table:style-name="Таблица1.B1" office:value-type="string">
            <text:p text:style-name="P17"><text:span text:style-name="Strong_20_Emphasis">2011</text:span></text:p>
          </table:table-cell>
          <table:table-cell table:style-name="Таблица1.B1" office:value-type="string">
            <text:p text:style-name="P17"><text:span text:style-name="Strong_20_Emphasis">2012</text:span></text:p>
          </table:table-cell>
          <table:table-cell table:style-name="Таблица1.B1" office:value-type="string">
            <text:p text:style-name="P17"><text:span text:style-name="Strong_20_Emphasis">2013</text:span></text:p>
          </table:table-cell>
        </table:table-row>
        <table:table-row>
          <table:table-cell table:style-name="Таблица1.A2" office:value-type="string">
            <text:p text:style-name="P17">ТВ</text:p>
          </table:table-cell>
          <table:table-cell table:style-name="Таблица1.B2" office:value-type="string">
            <text:p text:style-name="P17">110,80</text:p>
          </table:table-cell>
          <table:table-cell table:style-name="Таблица1.B2" office:value-type="string">
            <text:p text:style-name="P17">131,00</text:p>
          </table:table-cell>
          <table:table-cell table:style-name="Таблица1.B2" office:value-type="string">
            <text:p text:style-name="P17">143,20</text:p>
          </table:table-cell>
          <table:table-cell table:style-name="Таблица1.B2" office:value-type="string">
            <text:p text:style-name="P17">156,20</text:p>
          </table:table-cell>
        </table:table-row>
        <table:table-row>
          <table:table-cell table:style-name="Таблица1.A2" office:value-type="string">
            <text:p text:style-name="P17">Интернет</text:p>
          </table:table-cell>
          <table:table-cell table:style-name="Таблица1.B2" office:value-type="string">
            <text:p text:style-name="P17">26,76</text:p>
          </table:table-cell>
          <table:table-cell table:style-name="Таблица1.B2" office:value-type="string">
            <text:p text:style-name="P17">41,80</text:p>
          </table:table-cell>
          <table:table-cell table:style-name="Таблица1.B2" office:value-type="string">
            <text:p text:style-name="P17">56,30</text:p>
          </table:table-cell>
          <table:table-cell table:style-name="Таблица1.B2" office:value-type="string">
            <text:p text:style-name="P17">71,70</text:p>
          </table:table-cell>
        </table:table-row>
        <table:table-row>
          <table:table-cell table:style-name="Таблица1.A2" office:value-type="string">
            <text:p text:style-name="P17">Дисплей</text:p>
          </table:table-cell>
          <table:table-cell table:style-name="Таблица1.B2" office:value-type="string">
            <text:p text:style-name="P17">10,50</text:p>
          </table:table-cell>
          <table:table-cell table:style-name="Таблица1.B2" office:value-type="string">
            <text:p text:style-name="P17">15,30</text:p>
          </table:table-cell>
          <table:table-cell table:style-name="Таблица1.B2" office:value-type="string">
            <text:p text:style-name="P17">17,90</text:p>
          </table:table-cell>
          <table:table-cell table:style-name="Таблица1.B2" office:value-type="string">
            <text:p text:style-name="P17">20,10</text:p>
          </table:table-cell>
        </table:table-row>
        <table:table-row>
          <table:table-cell table:style-name="Таблица1.A2" office:value-type="string">
            <text:p text:style-name="P17">Контекст</text:p>
          </table:table-cell>
          <table:table-cell table:style-name="Таблица1.B2" office:value-type="string">
            <text:p text:style-name="P17">16,26</text:p>
          </table:table-cell>
          <table:table-cell table:style-name="Таблица1.B2" office:value-type="string">
            <text:p text:style-name="P17">26,50</text:p>
          </table:table-cell>
          <table:table-cell table:style-name="Таблица1.B2" office:value-type="string">
            <text:p text:style-name="P17">38,40</text:p>
          </table:table-cell>
          <table:table-cell table:style-name="Таблица1.B2" office:value-type="string">
            <text:p text:style-name="P17">51,60</text:p>
          </table:table-cell>
        </table:table-row>
        <table:table-row>
          <table:table-cell table:style-name="Таблица1.A2" office:value-type="string">
            <text:p text:style-name="P17">Пресса</text:p>
          </table:table-cell>
          <table:table-cell table:style-name="Таблица1.B2" office:value-type="string">
            <text:p text:style-name="P17">38,00</text:p>
          </table:table-cell>
          <table:table-cell table:style-name="Таблица1.B2" office:value-type="string">
            <text:p text:style-name="P17">40,00</text:p>
          </table:table-cell>
          <table:table-cell table:style-name="Таблица1.B2" office:value-type="string">
            <text:p text:style-name="P17">41,20</text:p>
          </table:table-cell>
          <table:table-cell table:style-name="Таблица1.B2" office:value-type="string">
            <text:p text:style-name="P17">37,00</text:p>
          </table:table-cell>
        </table:table-row>
        <table:table-row>
          <table:table-cell table:style-name="Таблица1.A2" office:value-type="string">
            <text:p text:style-name="P17">Наружная реклама</text:p>
          </table:table-cell>
          <table:table-cell table:style-name="Таблица1.B2" office:value-type="string">
            <text:p text:style-name="P17">29,70</text:p>
          </table:table-cell>
          <table:table-cell table:style-name="Таблица1.B2" office:value-type="string">
            <text:p text:style-name="P17">34,40</text:p>
          </table:table-cell>
          <table:table-cell table:style-name="Таблица1.B2" office:value-type="string">
            <text:p text:style-name="P17">37,70</text:p>
          </table:table-cell>
          <table:table-cell table:style-name="Таблица1.B2" office:value-type="string">
            <text:p text:style-name="P17">40,70</text:p>
          </table:table-cell>
        </table:table-row>
        <table:table-row>
          <table:table-cell table:style-name="Таблица1.A2" office:value-type="string">
            <text:p text:style-name="P17">Радио</text:p>
          </table:table-cell>
          <table:table-cell table:style-name="Таблица1.B2" office:value-type="string">
            <text:p text:style-name="P17">10,30</text:p>
          </table:table-cell>
          <table:table-cell table:style-name="Таблица1.B2" office:value-type="string">
            <text:p text:style-name="P17">11,80</text:p>
          </table:table-cell>
          <table:table-cell table:style-name="Таблица1.B2" office:value-type="string">
            <text:p text:style-name="P17">14,60</text:p>
          </table:table-cell>
          <table:table-cell table:style-name="Таблица1.B2" office:value-type="string">
            <text:p text:style-name="P17">16,50</text:p>
          </table:table-cell>
        </table:table-row>
        <table:table-row>
          <table:table-cell table:style-name="Таблица1.A2" office:value-type="string">
            <text:p text:style-name="P17">Другие медиа</text:p>
          </table:table-cell>
          <table:table-cell table:style-name="Таблица1.B2" office:value-type="string">
            <text:p text:style-name="P17">3,10</text:p>
          </table:table-cell>
          <table:table-cell table:style-name="Таблица1.B2" office:value-type="string">
            <text:p text:style-name="P17">4,10</text:p>
          </table:table-cell>
          <table:table-cell table:style-name="Таблица1.B2" office:value-type="string">
            <text:p text:style-name="P17">4,90</text:p>
          </table:table-cell>
          <table:table-cell table:style-name="Таблица1.B2" office:value-type="string">
            <text:p text:style-name="P17">5,70</text:p>
          </table:table-cell>
        </table:table-row>
        <table:table-row>
          <table:table-cell table:style-name="Таблица1.A10" office:value-type="string">
            <text:p text:style-name="P17"><text:span text:style-name="Strong_20_Emphasis">Весь рынок</text:span></text:p>
          </table:table-cell>
          <table:table-cell table:style-name="Таблица1.B10" office:value-type="string">
            <text:p text:style-name="P17"><text:span text:style-name="Strong_20_Emphasis">218,66</text:span></text:p>
          </table:table-cell>
          <table:table-cell table:style-name="Таблица1.B10" office:value-type="string">
            <text:p text:style-name="P17"><text:span text:style-name="Strong_20_Emphasis">263,40</text:span></text:p>
          </table:table-cell>
          <table:table-cell table:style-name="Таблица1.B10" office:value-type="string">
            <text:p text:style-name="P17"><text:span text:style-name="Strong_20_Emphasis">297,90</text:span></text:p>
          </table:table-cell>
          <table:table-cell table:style-name="Таблица1.B10" office:value-type="string">
            <text:p text:style-name="P17"><text:span text:style-name="Strong_20_Emphasis">327,80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row>
          <table:table-cell table:style-name="Таблица2.A1" office:value-type="string">
            <text:p text:style-name="P17"><text:span text:style-name="Strong_20_Emphasis">Сегменты рынка</text:span></text:p>
          </table:table-cell>
          <table:table-cell table:style-name="Таблица2.B1" office:value-type="string">
            <text:p text:style-name="P17"><text:span text:style-name="Strong_20_Emphasis">2010</text:span></text:p>
          </table:table-cell>
          <table:table-cell table:style-name="Таблица2.B1" office:value-type="string">
            <text:p text:style-name="P17"><text:span text:style-name="Strong_20_Emphasis">2011</text:span></text:p>
          </table:table-cell>
          <table:table-cell table:style-name="Таблица2.B1" office:value-type="string">
            <text:p text:style-name="P17"><text:span text:style-name="Strong_20_Emphasis">2012</text:span></text:p>
          </table:table-cell>
          <table:table-cell table:style-name="Таблица2.B1" office:value-type="string">
            <text:p text:style-name="P17"><text:span text:style-name="Strong_20_Emphasis">2013</text:span></text:p>
          </table:table-cell>
          <table:table-cell table:style-name="Таблица2.B1" office:value-type="string">
            <text:p text:style-name="P17"><text:span text:style-name="Strong_20_Emphasis">2014</text:span></text:p>
          </table:table-cell>
        </table:table-row>
        <table:table-row>
          <table:table-cell table:style-name="Таблица2.A2" office:value-type="string">
            <text:p text:style-name="P17">ТВ</text:p>
          </table:table-cell>
          <table:table-cell table:style-name="Таблица2.B2" office:value-type="string">
            <text:p text:style-name="P17">51%</text:p>
          </table:table-cell>
          <table:table-cell table:style-name="Таблица2.B2" office:value-type="string">
            <text:p text:style-name="P17">50%</text:p>
          </table:table-cell>
          <table:table-cell table:style-name="Таблица2.B2" office:value-type="string">
            <text:p text:style-name="P17">48%</text:p>
          </table:table-cell>
          <table:table-cell table:style-name="Таблица2.B2" office:value-type="string">
            <text:p text:style-name="P17">48%</text:p>
          </table:table-cell>
          <table:table-cell table:style-name="Таблица2.B2" office:value-type="string">
            <text:p text:style-name="P17">48%</text:p>
          </table:table-cell>
        </table:table-row>
        <table:table-row>
          <table:table-cell table:style-name="Таблица2.A2" office:value-type="string">
            <text:p text:style-name="P17">Интернет</text:p>
          </table:table-cell>
          <table:table-cell table:style-name="Таблица2.B2" office:value-type="string">
            <text:p text:style-name="P17">12%</text:p>
          </table:table-cell>
          <table:table-cell table:style-name="Таблица2.B2" office:value-type="string">
            <text:p text:style-name="P17">16%</text:p>
          </table:table-cell>
          <table:table-cell table:style-name="Таблица2.B2" office:value-type="string">
            <text:p text:style-name="P17">19%</text:p>
          </table:table-cell>
          <table:table-cell table:style-name="Таблица2.B2" office:value-type="string">
            <text:p text:style-name="P17">22%</text:p>
          </table:table-cell>
          <table:table-cell table:style-name="Таблица2.B2" office:value-type="string">
            <text:p text:style-name="P17">25%</text:p>
          </table:table-cell>
        </table:table-row>
        <table:table-row>
          <table:table-cell table:style-name="Таблица2.A2" office:value-type="string">
            <text:p text:style-name="P17">Дисплей</text:p>
          </table:table-cell>
          <table:table-cell table:style-name="Таблица2.B2" office:value-type="string">
            <text:p text:style-name="P17">5%</text:p>
          </table:table-cell>
          <table:table-cell table:style-name="Таблица2.B2" office:value-type="string">
            <text:p text:style-name="P17">6%</text:p>
          </table:table-cell>
          <table:table-cell table:style-name="Таблица2.B2" office:value-type="string">
            <text:p text:style-name="P17">6%</text:p>
          </table:table-cell>
          <table:table-cell table:style-name="Таблица2.B2" office:value-type="string">
            <text:p text:style-name="P17">6%</text:p>
          </table:table-cell>
          <table:table-cell table:style-name="Таблица2.B2" office:value-type="string">
            <text:p text:style-name="P17">7%</text:p>
          </table:table-cell>
        </table:table-row>
        <table:table-row>
          <table:table-cell table:style-name="Таблица2.A2" office:value-type="string">
            <text:p text:style-name="P17">Контекст</text:p>
          </table:table-cell>
          <table:table-cell table:style-name="Таблица2.B2" office:value-type="string">
            <text:p text:style-name="P17">7%</text:p>
          </table:table-cell>
          <table:table-cell table:style-name="Таблица2.B2" office:value-type="string">
            <text:p text:style-name="P17">10%</text:p>
          </table:table-cell>
          <table:table-cell table:style-name="Таблица2.B2" office:value-type="string">
            <text:p text:style-name="P17">13%</text:p>
          </table:table-cell>
          <table:table-cell table:style-name="Таблица2.B2" office:value-type="string">
            <text:p text:style-name="P17">16%</text:p>
          </table:table-cell>
          <table:table-cell table:style-name="Таблица2.B2" office:value-type="string">
            <text:p text:style-name="P17">18%</text:p>
          </table:table-cell>
        </table:table-row>
        <table:table-row>
          <table:table-cell table:style-name="Таблица2.A2" office:value-type="string">
            <text:p text:style-name="P17">Пресса</text:p>
          </table:table-cell>
          <table:table-cell table:style-name="Таблица2.B2" office:value-type="string">
            <text:p text:style-name="P17">17%</text:p>
          </table:table-cell>
          <table:table-cell table:style-name="Таблица2.B2" office:value-type="string">
            <text:p text:style-name="P17">15%</text:p>
          </table:table-cell>
          <table:table-cell table:style-name="Таблица2.B2" office:value-type="string">
            <text:p text:style-name="P17">14%</text:p>
          </table:table-cell>
          <table:table-cell table:style-name="Таблица2.B2" office:value-type="string">
            <text:p text:style-name="P17">11%</text:p>
          </table:table-cell>
          <table:table-cell table:style-name="Таблица2.B2" office:value-type="string">
            <text:p text:style-name="P17">9%</text:p>
          </table:table-cell>
        </table:table-row>
        <table:table-row>
          <table:table-cell table:style-name="Таблица2.A2" office:value-type="string">
            <text:p text:style-name="P17">Наружная реклама</text:p>
          </table:table-cell>
          <table:table-cell table:style-name="Таблица2.B2" office:value-type="string">
            <text:p text:style-name="P17">15%</text:p>
          </table:table-cell>
          <table:table-cell table:style-name="Таблица2.B2" office:value-type="string">
            <text:p text:style-name="P17">13%</text:p>
          </table:table-cell>
          <table:table-cell table:style-name="Таблица2.B2" office:value-type="string">
            <text:p text:style-name="P17">13%</text:p>
          </table:table-cell>
          <table:table-cell table:style-name="Таблица2.B2" office:value-type="string">
            <text:p text:style-name="P17">12%</text:p>
          </table:table-cell>
          <table:table-cell table:style-name="Таблица2.B2" office:value-type="string">
            <text:p text:style-name="P17">11%</text:p>
          </table:table-cell>
        </table:table-row>
        <table:table-row>
          <table:table-cell table:style-name="Таблица2.A2" office:value-type="string">
            <text:p text:style-name="P17">Радио</text:p>
          </table:table-cell>
          <table:table-cell table:style-name="Таблица2.B2" office:value-type="string">
            <text:p text:style-name="P17">5%</text:p>
          </table:table-cell>
          <table:table-cell table:style-name="Таблица2.B2" office:value-type="string">
            <text:p text:style-name="P17">4%</text:p>
          </table:table-cell>
          <table:table-cell table:style-name="Таблица2.B2" office:value-type="string">
            <text:p text:style-name="P17">5%</text:p>
          </table:table-cell>
          <table:table-cell table:style-name="Таблица2.B2" office:value-type="string">
            <text:p text:style-name="P17">5%</text:p>
          </table:table-cell>
          <table:table-cell table:style-name="Таблица2.B2" office:value-type="string">
            <text:p text:style-name="P17">5%</text:p>
          </table:table-cell>
        </table:table-row>
        <table:table-row>
          <table:table-cell table:style-name="Таблица2.A2" office:value-type="string">
            <text:p text:style-name="P17">Другие медиа</text:p>
          </table:table-cell>
          <table:table-cell table:style-name="Таблица2.B2" office:value-type="string">
            <text:p text:style-name="P17">1%</text:p>
          </table:table-cell>
          <table:table-cell table:style-name="Таблица2.B2" office:value-type="string">
            <text:p text:style-name="P17">2%</text:p>
          </table:table-cell>
          <table:table-cell table:style-name="Таблица2.B2" office:value-type="string">
            <text:p text:style-name="P17">2%</text:p>
          </table:table-cell>
          <table:table-cell table:style-name="Таблица2.B2" office:value-type="string">
            <text:p text:style-name="P17">2%</text:p>
          </table:table-cell>
          <table:table-cell table:style-name="Таблица2.B2" office:value-type="string">
            <text:p text:style-name="P17">2%</text:p>
          </table:table-cell>
        </table:table-row>
        <table:table-row>
          <table:table-cell table:style-name="Таблица2.A10" office:value-type="string">
            <text:p text:style-name="P17"><text:span text:style-name="Strong_20_Emphasis">Весь рынок</text:span></text:p>
          </table:table-cell>
          <table:table-cell table:style-name="Таблица2.B10" office:value-type="string">
            <text:p text:style-name="P17">100%</text:p>
          </table:table-cell>
          <table:table-cell table:style-name="Таблица2.B10" office:value-type="string">
            <text:p text:style-name="P17">100%</text:p>
          </table:table-cell>
          <table:table-cell table:style-name="Таблица2.B10" office:value-type="string">
            <text:p text:style-name="P17">100%</text:p>
          </table:table-cell>
          <table:table-cell table:style-name="Таблица2.B10" office:value-type="string">
            <text:p text:style-name="P17">100%</text:p>
          </table:table-cell>
          <table:table-cell table:style-name="Таблица2.B10" office:value-type="string">
            <text:p text:style-name="P17">100%</text:p>
          </table:table-cell>
        </table:table-row>
      </table:table>
      <text:p text:style-name="Text_20_body">2008 г. — интернет — единственным не сократил рост/долю в ледниковый период.</text:p>
      <text:p text:style-name="Text_20_body"><text:soft-page-break/>2009-2013 гг. — интернет «доедает» аудиторию и бюджеты пресса.</text:p>
      <text:p text:style-name="Text_20_body">2013-2014 гг. — на наружную рекламу «упал метеорит». Часть бюджетов ушло в интернет.</text:p>
      <text:p text:style-name="Text_20_body">2009 — 2014 гг. — доля интернета увеличивается («съели» рынок газетных объявлений)</text:p>
      <text:p text:style-name="Text_20_body">2013 г. — видео реклама в интернете начинает составлять конкуренцию ТВ-рынку.</text:p>
      <text:p text:style-name="Text_20_body">2014 г. — доля интернет-рекламы достигает 25% рекламного рынка России.</text:p>
      <text:h text:style-name="Heading_20_2" text:outline-level="2">4. Продажи и маркетинг</text:h>
      <text:p text:style-name="Text_20_body">На протяжении всего времени существования компании, одной из главных тем для обсуждения является <text:span text:style-name="T8">чтение мыслей</text:span>, как сделать его <text:span text:style-name="T8">быстрее и функциональние</text:span>?</text:p>
      <text:p text:style-name="Text_20_body">Прежде всего необходимо стараться <text:span text:style-name="T8">оптимизировать</text:span> поиск контента. <text:span text:style-name="T11">Для этого компания будет разрабатывать thoughD</text:span> эт<text:span text:style-name="T11">а технология позволяет моментально считывать мысли</text:span></text:p>
      <text:p text:style-name="Text_20_body">Конкурен<text:span text:style-name="T11">ции - нет</text:span>. Многие боятся конкурентов, <text:span text:style-name="T11">вот почему нам намного легче </text:span></text:p>
      <text:p text:style-name="Text_20_body">Ранее уже упоминалось о том, что подход к рекламодателям комплексный, и предложения не ограничены баннерной рекламной или статьями.</text:p>
      <text:p text:style-name="Text_20_body">Для раскрутки проекта используются партнерск<text:span text:style-name="T11">ая программа online</text:span>.</text:p>
      <text:p text:style-name="Text_20_body">Для online-продвижения разработаны партнерские программы и работа по бартеру.</text:p>
      <text:p text:style-name="Text_20_body">Рекламную компанию (исходники) компания будет разрабатывать индивидуально для каждого франчайзи.</text:p>
      <text:h text:style-name="Heading_20_2" text:outline-level="2">5. План производства</text:h>
      <text:p text:style-name="Text_20_body">Сезонность проекта отсутствует. Запуск проекта с момента подписания договора занимает 35-40 дней.</text:p>
      <text:p text:style-name="Text_20_body">Кроме того, в первый месяц работы необходимо найти помещение для офиса в аренду, закупить необходимую мебель, оргтехнику и канцелярию.</text:p>
      <text:p text:style-name="Text_20_body">После этого следует приступить к подбору и найму персонала.</text:p>
      <text:h text:style-name="Heading_20_2" text:outline-level="2">6. Организационная структура</text:h>
      <text:p text:style-name="Text_20_body">Штат сотрудников включает в се<text:span text:style-name="T11">бя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Table_20_Contents">Постоянные расходы</text:p>
          </table:table-cell>
          <table:table-cell table:style-name="Таблица3.B1" office:value-type="string">
            <text:p text:style-name="Table_20_Contents">Оклад</text:p>
          </table:table-cell>
          <table:table-cell table:style-name="Таблица3.B1" office:value-type="string">
            <text:p text:style-name="Table_20_Contents">Количество сотрудников</text:p>
          </table:table-cell>
          <table:table-cell table:style-name="Таблица3.B1" office:value-type="string">
            <text:p text:style-name="Table_20_Contents">Сумма</text:p>
          </table:table-cell>
          <table:table-cell table:style-name="Таблица3.B1" office:value-type="string">
            <text:p text:style-name="Table_20_Contents">Средняя з/п в месяц на сотрудника</text:p>
          </table:table-cell>
        </table:table-row>
        <table:table-row>
          <table:table-cell table:style-name="Таблица3.A2" office:value-type="string">
            <text:p text:style-name="P15">Teamlead(я)</text:p>
          </table:table-cell>
          <table:table-cell table:style-name="Таблица3.B2" office:value-type="string">
            <text:p text:style-name="P15">30%</text:p>
          </table:table-cell>
          <table:table-cell table:style-name="Таблица3.B2" office:value-type="string">
            <text:p text:style-name="Table_20_Contents">1</text:p>
          </table:table-cell>
          <table:table-cell table:style-name="Таблица3.B2" office:value-type="string">
            <text:p text:style-name="Table_20_Contents">3<text:span text:style-name="T12">0%</text:span></text:p>
          </table:table-cell>
          <table:table-cell table:style-name="Таблица3.B2" office:value-type="string">
            <text:p text:style-name="P15">30%</text:p>
          </table:table-cell>
        </table:table-row>
        <table:table-row>
          <table:table-cell table:style-name="Таблица3.A2" office:value-type="string">
            <text:p text:style-name="P15">Front-end(я и эдгар)</text:p>
          </table:table-cell>
          <table:table-cell table:style-name="Таблица3.B2" office:value-type="string">
            <text:p text:style-name="Table_20_Contents">0</text:p>
          </table:table-cell>
          <table:table-cell table:style-name="Таблица3.B2" office:value-type="string">
            <text:p text:style-name="P15">2</text:p>
          </table:table-cell>
          <table:table-cell table:style-name="Таблица3.B2" office:value-type="string">
            <text:p text:style-name="P15">0</text:p>
          </table:table-cell>
          <table:table-cell table:style-name="Таблица3.B2" office:value-type="string">
            <text:p text:style-name="Table_20_Contents">0</text:p>
          </table:table-cell>
        </table:table-row>
        <table:table-row>
          <table:table-cell table:style-name="Таблица3.A2" office:value-type="string">
            <text:p text:style-name="P15">PO/Back-end</text:p>
          </table:table-cell>
          <table:table-cell table:style-name="Таблица3.B2" office:value-type="string">
            <text:p text:style-name="P15">3-10%</text:p>
          </table:table-cell>
          <table:table-cell table:style-name="Таблица3.B2" office:value-type="string">
            <text:p text:style-name="P15">3</text:p>
          </table:table-cell>
          <table:table-cell table:style-name="Таблица3.B2" office:value-type="string">
            <text:p text:style-name="P15">3-10%</text:p>
          </table:table-cell>
          <table:table-cell table:style-name="Таблица3.B2" office:value-type="string">
            <text:p text:style-name="P15">3-10%</text:p>
          </table:table-cell>
        </table:table-row>
        <table:table-row>
          <table:table-cell table:style-name="Таблица3.A2" office:value-type="string">
            <text:p text:style-name="P15">Sys Arch</text:p>
          </table:table-cell>
          <table:table-cell table:style-name="Таблица3.B2" office:value-type="string">
            <text:p text:style-name="P15">5%</text:p>
          </table:table-cell>
          <table:table-cell table:style-name="Таблица3.B2" office:value-type="string">
            <text:p text:style-name="P15">1</text:p>
          </table:table-cell>
          <table:table-cell table:style-name="Таблица3.B2" office:value-type="string">
            <text:p text:style-name="P15">5%</text:p>
          </table:table-cell>
          <table:table-cell table:style-name="Таблица3.B2" office:value-type="string">
            <text:p text:style-name="P15">5%</text:p>
          </table:table-cell>
        </table:table-row>
        <table:table-row>
          <table:table-cell table:style-name="Таблица3.A6" office:value-type="string">
            <text:p text:style-name="Table_20_Contents">Итого ФОТ</text:p>
          </table:table-cell>
          <table:table-cell table:style-name="Таблица3.B6" office:value-type="string">
            <text:p text:style-name="Table_20_Contents"/>
          </table:table-cell>
          <table:table-cell table:style-name="Таблица3.B6" office:value-type="string">
            <text:p text:style-name="Table_20_Contents"/>
          </table:table-cell>
          <table:table-cell table:style-name="Таблица3.B6" office:value-type="string">
            <text:p text:style-name="Table_20_Contents"/>
          </table:table-cell>
          <table:table-cell table:style-name="Таблица3.B6" office:value-type="string">
            <text:p text:style-name="P15">51%</text:p>
          </table:table-cell>
        </table:table-row>
      </table:table>
      <text:h text:style-name="Heading_20_2" text:outline-level="2"><text:soft-page-break/>7. Финансовый план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Table_20_Contents"><text:span text:style-name="Strong_20_Emphasis">Инвестиции на открытие</text:span></text:p>
          </table:table-cell>
          <table:covered-table-cell/>
        </table:table-row>
        <table:table-row>
          <table:table-cell table:style-name="Таблица4.A2" office:value-type="string">
            <text:p text:style-name="Table_20_Contents">Регистрация, включая получение всех разрешений</text:p>
          </table:table-cell>
          <table:table-cell table:style-name="Таблица4.B2" office:value-type="string">
            <text:p text:style-name="P15">1000$</text:p>
          </table:table-cell>
        </table:table-row>
        <table:table-row>
          <table:table-cell table:style-name="Таблица4.A2" office:value-type="string">
            <text:p text:style-name="Table_20_Contents">Разработка</text:p>
          </table:table-cell>
          <table:table-cell table:style-name="Таблица4.B2" office:value-type="string">
            <text:p text:style-name="P15">0</text:p>
          </table:table-cell>
        </table:table-row>
        <table:table-row>
          <table:table-cell table:style-name="Таблица4.A2" office:value-type="string">
            <text:p text:style-name="Table_20_Contents">Рекламная кампания</text:p>
          </table:table-cell>
          <table:table-cell table:style-name="Таблица4.B2" office:value-type="string">
            <text:p text:style-name="P15">20 000$</text:p>
          </table:table-cell>
        </table:table-row>
        <table:table-row>
          <table:table-cell table:style-name="Таблица4.A2" office:value-type="string">
            <text:p text:style-name="P15">Разработка EEG Sensor-ов</text:p>
          </table:table-cell>
          <table:table-cell table:style-name="Таблица4.B2" office:value-type="string">
            <text:p text:style-name="P15">200 000$</text:p>
          </table:table-cell>
        </table:table-row>
        <table:table-row>
          <table:table-cell table:style-name="Таблица4.A2" office:value-type="string">
            <text:p text:style-name="Table_20_Contents">Прочее</text:p>
          </table:table-cell>
          <table:table-cell table:style-name="Таблица4.B2" office:value-type="string">
            <text:p text:style-name="Table_20_Contents">10<text:span text:style-name="T12">0$</text:span></text:p>
          </table:table-cell>
        </table:table-row>
        <table:table-row>
          <table:table-cell table:style-name="Таблица4.A7" office:value-type="string">
            <text:p text:style-name="Table_20_Contents">Итого</text:p>
          </table:table-cell>
          <table:table-cell table:style-name="Таблица4.B7" office:value-type="string">
            <text:p text:style-name="P16">221 100$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Table_20_Contents"><text:span text:style-name="Strong_20_Emphasis">Ежемесячные затраты</text:span></text:p>
          </table:table-cell>
          <table:covered-table-cell/>
        </table:table-row>
        <table:table-row>
          <table:table-cell table:style-name="Таблица5.A2" office:value-type="string">
            <text:p text:style-name="Table_20_Contents">ФОТ (включая отчисления)</text:p>
          </table:table-cell>
          <table:table-cell table:style-name="Таблица5.B2" office:value-type="string">
            <text:p text:style-name="P15">0</text:p>
          </table:table-cell>
        </table:table-row>
        <table:table-row>
          <table:table-cell table:style-name="Таблица5.A2" office:value-type="string">
            <text:p text:style-name="Table_20_Contents">Аренда</text:p>
          </table:table-cell>
          <table:table-cell table:style-name="Таблица5.B2" office:value-type="string">
            <text:p text:style-name="P15">0</text:p>
          </table:table-cell>
        </table:table-row>
        <table:table-row>
          <table:table-cell table:style-name="Таблица5.A2" office:value-type="string">
            <text:p text:style-name="Table_20_Contents">ИТ-поддержка</text:p>
          </table:table-cell>
          <table:table-cell table:style-name="Таблица5.B2" office:value-type="string">
            <text:p text:style-name="P15">0</text:p>
          </table:table-cell>
        </table:table-row>
        <table:table-row>
          <table:table-cell table:style-name="Таблица5.A2" office:value-type="string">
            <text:p text:style-name="Table_20_Contents">Коммунальные услуги</text:p>
          </table:table-cell>
          <table:table-cell table:style-name="Таблица5.B2" office:value-type="string">
            <text:p text:style-name="P15">0</text:p>
          </table:table-cell>
        </table:table-row>
        <table:table-row>
          <table:table-cell table:style-name="Таблица5.A2" office:value-type="string">
            <text:p text:style-name="Table_20_Contents">Реклама</text:p>
          </table:table-cell>
          <table:table-cell table:style-name="Таблица5.B2" office:value-type="string">
            <text:p text:style-name="Table_20_Contents">3000<text:span text:style-name="T12">$</text:span></text:p>
          </table:table-cell>
        </table:table-row>
        <table:table-row>
          <table:table-cell table:style-name="Таблица5.A2" office:value-type="string">
            <text:p text:style-name="Table_20_Contents">Бухгалтерия (удаленная)</text:p>
          </table:table-cell>
          <table:table-cell table:style-name="Таблица5.B2" office:value-type="string">
            <text:p text:style-name="P15">0</text:p>
          </table:table-cell>
        </table:table-row>
        <table:table-row>
          <table:table-cell table:style-name="Таблица5.A2" office:value-type="string">
            <text:p text:style-name="Table_20_Contents">Непредвиденные расходы</text:p>
          </table:table-cell>
          <table:table-cell table:style-name="Таблица5.B2" office:value-type="string">
            <text:p text:style-name="Table_20_Contents">10<text:span text:style-name="T12">0$</text:span></text:p>
          </table:table-cell>
        </table:table-row>
        <table:table-row>
          <table:table-cell table:style-name="Таблица5.A9" office:value-type="string">
            <text:p text:style-name="Table_20_Contents">Итого</text:p>
          </table:table-cell>
          <table:table-cell table:style-name="Таблица5.B9" office:value-type="string">
            <text:p text:style-name="P15">3 100$</text:p>
          </table:table-cell>
        </table:table-row>
      </table:table>
      <text:p text:style-name="Text_20_body">План продаж на <text:span text:style-name="T12">2</text:span>4 месяца с учетом сезонности, прогноз эффективности инвестиций и расчет экономических показателей бизнеса представлен в финансовой модели.</text:p>
      <text:h text:style-name="Heading_20_2" text:outline-level="2">8. Факторы риска</text:h>
      <text:p text:style-name="Text_20_body">К факторам риска можно отнести несколько моментов:</text:p>
      <text:list xml:id="list1544356711" text:style-name="L7">
        <text:list-item>
          <text:p text:style-name="P14">Недостаток инвестиций при запуске проекта, которые просчитываются индивидуально, отталкиваясь от исходных данных нового франчайзи.</text:p>
        </text:list-item>
        <text:list-item>
          <text:p text:style-name="P3">Уход от предложенной стратегии и бизнес модели, желание «изобретать велосипед», франшиза подразумевает четкое соблюдение всех рекомендаций куратора и чёткую работу по бизнес модели.</text:p>
        </text:list-item>
      </text:list>
      <text:p text:style-name="Text_20_body">Самым основным риском и в то же время гарантией бизнеса является четкое следование передаваемой партнеру бизнес-модели. В ней учтены все нюансы и стратегии ведения данного бизнеса и направлена она на получение прибыли партнером в кратчайшие сроки. Отклонение от нее может привести к тому, что бизнес будет развиваться дольше указанных сроков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hakra Petch" svg:font-family="'Chakra Petch', sans-serif"/>
    <style:font-face style:name="Lohit Devanagari1" svg:font-family="'Lohit Devanagari'"/>
    <style:font-face style:name="PT Sans" svg:font-family="'PT Sans', 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25:17.026047904</meta:creation-date>
    <dc:date>2019-12-09T23:40:36.124432925</dc:date>
    <meta:editing-duration>PT5M43S</meta:editing-duration>
    <meta:editing-cycles>1</meta:editing-cycles>
    <meta:document-statistic meta:table-count="5" meta:image-count="0" meta:object-count="0" meta:page-count="5" meta:paragraph-count="238" meta:word-count="1089" meta:character-count="7540" meta:non-whitespace-character-count="6682"/>
    <meta:generator>LibreOffice/6.0.7.3$Linux_X86_64 LibreOffice_project/00m0$Build-3</meta:generator>
  </office:meta>
</office:document-meta>
</file>